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16pt" officeooo:paragraph-rsid="00122b14" style:font-size-asian="16pt" style:font-size-complex="16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P16" style:family="paragraph" style:parent-style-name="Text_20_body" style:list-style-name="L6">
      <style:paragraph-properties fo:margin-top="0cm" fo:margin-bottom="0cm" loext:contextual-spacing="false"/>
    </style:style>
    <style:style style:name="P17" style:family="paragraph" style:parent-style-name="Text_20_body" style:list-style-name="L7">
      <style:paragraph-properties fo:margin-top="0cm" fo:margin-bottom="0cm" loext:contextual-spacing="false"/>
    </style:style>
    <style:style style:name="P18" style:family="paragraph" style:parent-style-name="Text_20_body" style:list-style-name="L8">
      <style:paragraph-properties fo:margin-top="0cm" fo:margin-bottom="0cm" loext:contextual-spacing="false"/>
    </style:style>
    <style:style style:name="P19" style:family="paragraph" style:parent-style-name="Text_20_body" style:list-style-name="L9">
      <style:paragraph-properties fo:margin-top="0cm" fo:margin-bottom="0cm" loext:contextual-spacing="false"/>
    </style:style>
    <style:style style:name="T1" style:family="text">
      <style:text-properties officeooo:rsid="000e4fb2"/>
    </style:style>
    <style:style style:name="T2" style:family="text">
      <style:text-properties officeooo:rsid="00103040"/>
    </style:style>
    <style:style style:name="T3" style:family="text">
      <style:text-properties officeooo:rsid="00122b14"/>
    </style:style>
    <style:style style:name="T4" style:family="text">
      <style:text-properties style:font-name="Liberation Serif" fo:font-size="14pt" fo:font-weight="bold" officeooo:rsid="00122b14" style:font-name-asian="Noto Serif CJK SC" style:font-size-asian="14pt" style:font-weight-asian="bold" style:font-name-complex="Lohit Devanagari" style:font-size-complex="14pt" style:font-weight-complex="bold"/>
    </style:style>
    <style:style style:name="T5" style:family="text">
      <style:text-properties style:font-name="Liberation Serif" fo:font-weight="bold" officeooo:rsid="00122b14" style:font-name-asian="Noto Serif CJK SC" style:font-weight-asian="bold" style:font-name-complex="Lohit Devanagari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3">LES 9 </text:span><text:span text:style-name="T5">RÈGLES D’OR POUR UNE PROGRAMMATION EFFICACE</text:span></text:h>
      <text:p text:style-name="Text_20_body"/>
      <text:h text:style-name="Heading_20_3" text:outline-level="3"><text:span text:style-name="T1">1. </text:span>Écrire du pseudo-code avant de coder</text:h>
      <text:list xml:id="list2143608572" text:style-name="L1">
        <text:list-item>
          <text:p text:style-name="P11">Utiliser une syntaxe simplifiée pour se concentrer sur l'essentiel </text:p>
        </text:list-item>
        <text:list-item>
          <text:p text:style-name="P11">Partir d'une grande page blanche et bien espacer pour faciliter les modifications </text:p>
        </text:list-item>
        <text:list-item>
          <text:p text:style-name="P2">Bien choisir les identifiants dès le départ et les illustrer sur un shéma </text:p>
        </text:list-item>
      </text:list>
      <text:h text:style-name="Heading_20_3" text:outline-level="3"><text:span text:style-name="T1">2. </text:span>Bien nommer ses variables et fonctions</text:h>
      <text:list xml:id="list2529513466" text:style-name="L2">
        <text:list-item>
          <text:p text:style-name="P12">Nommer quoi et pourquoi </text:p>
          <text:list>
            <text:list-item>
              <text:p text:style-name="P12">Remplacer les expressions par des variables </text:p>
            </text:list-item>
            <text:list-item>
              <text:p text:style-name="P12">Remplacer les valeurs numériques par des constantes ou énumérations </text:p>
            </text:list-item>
            <text:list-item>
              <text:p text:style-name="P12">Remplacer les groupes d’instructions par des fonctions </text:p>
            </text:list-item>
            <text:list-item>
              <text:p text:style-name="P12">Remplacer certains tableaux par des structures </text:p>
            </text:list-item>
            <text:list-item>
              <text:p text:style-name="P12">Ne pas trop compter sur les commentaires </text:p>
            </text:list-item>
          </text:list>
        </text:list-item>
        <text:list-item>
          <text:p text:style-name="P12">Comment choisir un nom </text:p>
          <text:list>
            <text:list-item>
              <text:p text:style-name="P12">Pour une variable de stockage : que contient-elle ? </text:p>
            </text:list-item>
            <text:list-item>
              <text:p text:style-name="P12">Pour un tableau : que contient une case ? </text:p>
            </text:list-item>
            <text:list-item>
              <text:p text:style-name="P12">Pour un indice : qu’est-ce qu’il énumère ? </text:p>
            </text:list-item>
            <text:list-item>
              <text:p text:style-name="P12">Pour une fonction : que renvoie-t-elle ? </text:p>
            </text:list-item>
            <text:list-item>
              <text:p text:style-name="P12">Pour une procédure : que fait-elle ? </text:p>
            </text:list-item>
          </text:list>
        </text:list-item>
        <text:list-item>
          <text:p text:style-name="P12">Identifier clairement, pour ne pas confondre </text:p>
          <text:list>
            <text:list-item>
              <text:p text:style-name="P12">Une variable ne doit servir qu'à une chose </text:p>
            </text:list-item>
            <text:list-item>
              <text:p text:style-name="P12">Ne pas modifier les valeurs des paramètres des fonctions </text:p>
            </text:list-item>
            <text:list-item>
              <text:p text:style-name="P3"><text:span text:style-name="T1">Éviter</text:span> les noms trop proches les uns des autres </text:p>
            </text:list-item>
          </text:list>
        </text:list-item>
      </text:list>
      <text:h text:style-name="Heading_20_3" text:outline-level="3"><text:span text:style-name="T1">3. Éviter</text:span> les répétitions : factoriser au maximum</text:h>
      <text:p text:style-name="Text_20_body">Quatre principales manières d'éviter les répétitions de code : </text:p>
      <text:list xml:id="list1231994879" text:style-name="L3">
        <text:list-item>
          <text:p text:style-name="P13">Stocker le résultat d'un calcul dans une variable locale </text:p>
        </text:list-item>
        <text:list-item>
          <text:p text:style-name="P13">Placer le code réutilisé dans une fonction </text:p>
        </text:list-item>
        <text:list-item>
          <text:p text:style-name="P13">Utiliser une boucle, en stockant les différences dans un tableau </text:p>
        </text:list-item>
        <text:list-item>
          <text:p text:style-name="P4">Réorganiser le code </text:p>
        </text:list-item>
      </text:list>
      <text:h text:style-name="Heading_20_3" text:outline-level="3"><text:span text:style-name="T1">4. </text:span>Bien organiser les différentes parties du code</text:h>
      <text:list xml:id="list1923162310" text:style-name="L4">
        <text:list-item>
          <text:p text:style-name="P14">Séparer les différents traitements en fonctions </text:p>
        </text:list-item>
        <text:list-item>
          <text:p text:style-name="P14">Commencer par se débarrasser des problèmes </text:p>
        </text:list-item>
        <text:list-item>
          <text:p text:style-name="P14">Isoler les cas particuliers du cas général </text:p>
        </text:list-item>
        <text:list-item>
          <text:p text:style-name="P14">Faire les tests au début d'une fonction plutôt qu'avant son appel </text:p>
        </text:list-item>
        <text:list-item>
          <text:p text:style-name="P14">Autres remarques </text:p>
          <text:list>
            <text:list-item>
              <text:p text:style-name="P14">Ne pas utiliser d'instruction goto, ou équivalent </text:p>
            </text:list-item>
            <text:list-item>
              <text:p text:style-name="P5">Déclarer les variables près du code </text:p>
            </text:list-item>
          </text:list>
        </text:list-item>
      </text:list>
      <text:h text:style-name="Heading_20_3" text:outline-level="3"><text:soft-page-break/><text:span text:style-name="T1">5. </text:span>Éviter les cas particuliers</text:h>
      <text:list xml:id="list69409087" text:style-name="L5">
        <text:list-item>
          <text:p text:style-name="P15">Inclure les cas limites dans les boucles (première/dernière itération) </text:p>
        </text:list-item>
        <text:list-item>
          <text:p text:style-name="P15">Mettre des sentinelles autour des données (si cela simplifie) </text:p>
        </text:list-item>
        <text:list-item>
          <text:p text:style-name="P15">Utiliser +infini et -infini plutôt qu'une valeur arbitraire à tester </text:p>
        </text:list-item>
        <text:list-item>
          <text:p text:style-name="P6">S'il est impossible d'utiliser une valeur "infinie", utiliser une variable séparée </text:p>
        </text:list-item>
      </text:list>
      <text:h text:style-name="Heading_20_3" text:outline-level="3"><text:span text:style-name="T1">6. </text:span>Se limiter à un langage simple</text:h>
      <text:list xml:id="list2976468736" text:style-name="L6">
        <text:list-item>
          <text:p text:style-name="P16">Faciliter le travail du lecteur, plus que celui du compilateur </text:p>
        </text:list-item>
        <text:list-item>
          <text:p text:style-name="P16">Réduire sa palette de types au minimum </text:p>
        </text:list-item>
        <text:list-item>
          <text:p text:style-name="P7">Ne pas retenir les priorités des opérateurs : utiliser des parenthèses </text:p>
        </text:list-item>
      </text:list>
      <text:h text:style-name="Heading_20_3" text:outline-level="3"><text:span text:style-name="T1">7. </text:span>Simplifier les structures de données</text:h>
      <text:list xml:id="list1139110156" text:style-name="L7">
        <text:list-item>
          <text:p text:style-name="P17"><text:span text:style-name="T1">Éviter</text:span> les pointeurs, préférer les tableaux aux structures dynamiques </text:p>
        </text:list-item>
        <text:list-item>
          <text:p text:style-name="P17">Si une structure dynamique est nécessaire, utiliser les bibliothèques standard </text:p>
        </text:list-item>
        <text:list-item>
          <text:p text:style-name="P8">Regrouper les données liées dans des tableaux, structures, ou classes </text:p>
        </text:list-item>
      </text:list>
      <text:h text:style-name="Heading_20_3" text:outline-level="3"><text:span text:style-name="T1">8. </text:span>Bien présenter son code</text:h>
      <text:list xml:id="list3950770602" text:style-name="L8">
        <text:list-item>
          <text:p text:style-name="P18">Mettre la structure du code bien en évidence </text:p>
        </text:list-item>
        <text:list-item>
          <text:p text:style-name="P18">Ne mettre qu'une seule instruction par ligne </text:p>
        </text:list-item>
        <text:list-item>
          <text:p text:style-name="P18">Bien choisir où mettre des espaces </text:p>
        </text:list-item>
        <text:list-item>
          <text:p text:style-name="P9"><text:span text:style-name="T2">Éviter</text:span> les commentaires au milieu du code </text:p>
        </text:list-item>
      </text:list>
      <text:h text:style-name="Heading_20_3" text:outline-level="3"><text:span text:style-name="T1">9. </text:span>Se fixer des conventions</text:h>
      <text:list xml:id="list1117081987" text:style-name="L9">
        <text:list-item>
          <text:p text:style-name="P19">Écrire ses boucles avec compteur toujours de la même manière </text:p>
        </text:list-item>
        <text:list-item>
          <text:p text:style-name="P19">Écrire les algorithmes classiques toujours de la même manière </text:p>
        </text:list-item>
        <text:list-item>
          <text:p text:style-name="P10">Se fixer des règles pour nommer ses identifiants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8:51:35.978537162</meta:creation-date>
    <dc:date>2021-01-06T18:55:11.161450511</dc:date>
    <meta:editing-duration>PT3M35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58" meta:word-count="496" meta:character-count="2961" meta:non-whitespace-character-count="2522"/>
  </office:meta>
</office:document-meta>
</file>